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260000012C368C91799EBA44C2.jpg" manifest:media-type="image/jpeg"/>
  <manifest:file-entry manifest:full-path="Pictures/10000000000000AF000000BACEA0B0720B5E24C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ous_20_sous_20_parties">
      <style:text-properties fo:font-size="10pt" officeooo:paragraph-rsid="0008a8d0" style:font-size-asian="10pt" style:font-size-complex="10pt"/>
    </style:style>
    <style:style style:name="P2" style:family="paragraph" style:parent-style-name="Sous_20_sous_20_parties">
      <style:text-properties fo:font-size="12pt" style:font-size-asian="12pt"/>
    </style:style>
    <style:style style:name="P3" style:family="paragraph" style:parent-style-name="Sous_20_sous_20_parties">
      <style:paragraph-properties fo:text-align="justify" style:justify-single-word="false"/>
      <style:text-properties fo:font-size="12pt" style:font-size-asian="12pt"/>
    </style:style>
    <style:style style:name="P4" style:family="paragraph" style:parent-style-name="Sous_20_sous_20_parties">
      <style:text-properties fo:font-size="12pt" officeooo:paragraph-rsid="00056ad2" style:font-size-asian="12pt"/>
    </style:style>
    <style:style style:name="P5" style:family="paragraph" style:parent-style-name="Standard">
      <style:text-properties style:font-name="Comic Sans MS" fo:font-size="11pt" style:font-size-asian="11pt" style:font-name-complex="Arial1"/>
    </style:style>
    <style:style style:name="P6" style:family="paragraph" style:parent-style-name="Standard">
      <style:text-properties style:font-name="Comic Sans MS" fo:font-size="11pt" officeooo:paragraph-rsid="00056ad2" style:font-size-asian="11pt" style:font-name-complex="Arial1"/>
    </style:style>
    <style:style style:name="P7" style:family="paragraph" style:parent-style-name="Standard">
      <style:paragraph-properties fo:text-align="justify" style:justify-single-word="false"/>
      <style:text-properties style:font-name="Comic Sans MS" fo:font-size="11pt" fo:background-color="transparent" style:font-size-asian="11pt" style:font-name-complex="Arial1"/>
    </style:style>
    <style:style style:name="P8" style:family="paragraph" style:parent-style-name="Standard">
      <style:text-properties style:font-name="Comic Sans MS" fo:font-size="10pt" officeooo:paragraph-rsid="00056ad2" style:font-size-asian="10pt" style:font-name-complex="Arial1"/>
    </style:style>
    <style:style style:name="P9" style:family="paragraph" style:parent-style-name="Standard">
      <style:paragraph-properties fo:text-align="justify" style:justify-single-word="false"/>
      <style:text-properties style:font-name="Comic Sans MS" fo:font-size="10pt" style:font-size-asian="10pt" style:font-name-complex="Arial1" style:font-size-complex="10pt"/>
    </style:style>
    <style:style style:name="P10" style:family="paragraph" style:parent-style-name="Standard">
      <style:paragraph-properties fo:text-align="justify" style:justify-single-word="false"/>
      <style:text-properties style:font-name="Comic Sans MS" fo:font-size="10pt" style:font-size-asian="10pt" style:font-name-complex="Arial1"/>
    </style:style>
    <style:style style:name="P11" style:family="paragraph" style:parent-style-name="Standard">
      <style:paragraph-properties fo:text-align="justify" style:justify-single-word="false"/>
      <style:text-properties style:font-name="Comic Sans MS" fo:font-size="10pt" officeooo:paragraph-rsid="00056ad2" style:font-size-asian="10pt" style:font-name-complex="Arial1"/>
    </style:style>
    <style:style style:name="P12" style:family="paragraph" style:parent-style-name="Standard">
      <style:paragraph-properties fo:orphans="0" fo:widows="0"/>
      <style:text-properties style:font-name="Comic Sans MS" fo:font-size="10pt" fo:letter-spacing="-0.004cm" style:text-underline-style="solid" style:text-underline-width="auto" style:text-underline-color="font-color" fo:font-weight="bold" officeooo:rsid="0008a8d0" officeooo:paragraph-rsid="000a62c1" style:font-size-asian="10pt" style:font-weight-asian="bold" style:font-name-complex="Arial1" style:font-size-complex="10pt" style:font-weight-complex="bold"/>
    </style:style>
    <style:style style:name="P13" style:family="paragraph" style:parent-style-name="Standard">
      <style:paragraph-properties fo:orphans="0" fo:widows="0"/>
      <style:text-properties style:font-name="Comic Sans MS" fo:font-size="10pt" fo:letter-spacing="-0.004cm" style:text-underline-style="none" fo:font-weight="bold" officeooo:rsid="0008a8d0" officeooo:paragraph-rsid="000a62c1" style:font-size-asian="10pt" style:font-weight-asian="bold" style:font-name-complex="Arial1" style:font-size-complex="10pt" style:font-weight-complex="bold"/>
    </style:style>
    <style:style style:name="P14" style:family="paragraph" style:parent-style-name="Standard">
      <style:paragraph-properties fo:text-align="justify" style:justify-single-word="false" fo:orphans="0" fo:widows="0"/>
      <style:text-properties style:font-name="Comic Sans MS" fo:font-size="10pt" fo:letter-spacing="-0.004cm" style:text-underline-style="none" fo:font-weight="bold" officeooo:rsid="0008a8d0" officeooo:paragraph-rsid="0008a8d0" style:font-size-asian="10pt" style:font-weight-asian="bold" style:font-name-complex="Arial1" style:font-size-complex="10pt" style:font-weight-complex="bold"/>
    </style:style>
    <style:style style:name="P15" style:family="paragraph" style:parent-style-name="Standard">
      <style:paragraph-properties fo:text-align="justify" style:justify-single-word="false" fo:orphans="0" fo:widows="0"/>
      <style:text-properties style:font-name="Comic Sans MS" fo:font-size="10pt" fo:letter-spacing="-0.004cm" officeooo:paragraph-rsid="0008a8d0" style:font-size-asian="10pt" style:font-name-complex="Arial1" style:font-size-complex="10pt"/>
    </style:style>
    <style:style style:name="P16" style:family="paragraph" style:parent-style-name="Standard">
      <style:paragraph-properties fo:text-align="justify" style:justify-single-word="false"/>
      <style:text-properties style:font-name="Comic Sans MS" fo:font-size="10pt" fo:background-color="transparent" style:font-size-asian="10pt"/>
    </style:style>
    <style:style style:name="P17" style:family="paragraph" style:parent-style-name="Standard">
      <style:paragraph-properties fo:text-align="justify" style:justify-single-word="false" fo:orphans="0" fo:widows="0"/>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justify" style:justify-single-word="false" fo:orphans="0" fo:widows="0"/>
      <style:text-properties fo:font-size="10pt" officeooo:paragraph-rsid="0008a8d0" style:font-size-asian="10pt" style:font-size-complex="10pt"/>
    </style:style>
    <style:style style:name="P20" style:family="paragraph" style:parent-style-name="Standard">
      <style:paragraph-properties fo:orphans="0" fo:widows="0"/>
      <style:text-properties fo:color="#00b050" style:font-name="Comic Sans MS" fo:font-size="10pt" fo:letter-spacing="-0.004cm" fo:font-weight="bold" officeooo:rsid="00084a39" officeooo:paragraph-rsid="0008a8d0" style:font-size-asian="10pt" style:font-weight-asian="bold" style:font-name-complex="Arial1" style:font-size-complex="10pt"/>
    </style:style>
    <style:style style:name="P21" style:family="paragraph" style:parent-style-name="Standard">
      <style:text-properties style:font-name="Comic Sans MS1" fo:font-weight="bold" officeooo:rsid="00056ad2" officeooo:paragraph-rsid="00056ad2" style:font-weight-asian="bold" style:font-weight-complex="bold"/>
    </style:style>
    <style:style style:name="P22" style:family="paragraph" style:parent-style-name="Standard">
      <style:paragraph-properties fo:orphans="0" fo:widows="0"/>
      <style:text-properties fo:color="#000000" style:font-name="Comic Sans MS" fo:font-size="10pt" fo:letter-spacing="-0.004cm" fo:font-weight="normal" officeooo:rsid="00084a39" officeooo:paragraph-rsid="0008a8d0" style:font-size-asian="10pt" style:font-weight-asian="normal" style:font-name-complex="Arial1" style:font-size-complex="10pt" style:font-weight-complex="normal"/>
    </style:style>
    <style:style style:name="P23" style:family="paragraph" style:parent-style-name="Standard">
      <style:paragraph-properties fo:margin-top="0cm" fo:margin-bottom="0.353cm" loext:contextual-spacing="false" fo:line-height="115%" fo:text-align="center" style:justify-single-word="false"/>
      <style:text-properties style:text-line-through-style="none" style:text-line-through-type="none" style:font-name="Comic Sans MS" fo:font-size="10pt" fo:letter-spacing="-0.005cm" fo:font-style="normal" style:text-underline-style="none" fo:font-weight="bold" officeooo:rsid="00064a24" officeooo:paragraph-rsid="0008a8d0" style:font-size-asian="10pt" style:font-style-asian="normal" style:font-weight-asian="bold" style:font-name-complex="Arial1" style:font-size-complex="10pt" style:font-weight-complex="bold"/>
    </style:style>
    <style:style style:name="P24" style:family="paragraph" style:parent-style-name="Body_20_Text_20_2">
      <style:text-properties fo:letter-spacing="normal" fo:background-color="transparent"/>
    </style:style>
    <style:style style:name="P25" style:family="paragraph" style:parent-style-name="Text_20_body">
      <style:paragraph-properties fo:orphans="2" fo:widows="2"/>
      <style:text-properties style:font-name="Comic Sans MS" fo:font-size="10pt" fo:letter-spacing="normal" style:font-size-asian="10pt" style:font-name-complex="Arial1" style:font-weight-complex="normal"/>
    </style:style>
    <style:style style:name="P26" style:family="paragraph" style:parent-style-name="Text_20_body">
      <style:paragraph-properties fo:orphans="2" fo:widows="2"/>
      <style:text-properties style:font-name="Comic Sans MS" fo:font-size="10pt" fo:letter-spacing="normal" style:font-size-asian="10pt" style:font-name-complex="Arial1" style:font-size-complex="10pt" style:font-weight-complex="normal"/>
    </style:style>
    <style:style style:name="P27" style:family="paragraph" style:parent-style-name="Body_20_Text_20_2">
      <style:text-properties fo:font-size="10pt" style:font-size-asian="10pt" style:font-size-complex="10pt"/>
    </style:style>
    <style:style style:name="P28" style:family="paragraph" style:parent-style-name="SOUS_20_PARTIES" style:master-page-name="Standard">
      <style:paragraph-properties fo:text-align="start" style:justify-single-word="false" style:page-number="auto"/>
      <style:text-properties style:font-name="Comic Sans MS" fo:font-size="11pt" officeooo:rsid="00127e6b" officeooo:paragraph-rsid="00127e6b" style:font-size-asian="11pt" style:font-name-complex="Arial1"/>
    </style:style>
    <style:style style:name="P29" style:family="paragraph" style:parent-style-name="SOUS_20_PARTIES">
      <style:text-properties officeooo:paragraph-rsid="000f49bf"/>
    </style:style>
    <style:style style:name="P30" style:family="paragraph" style:parent-style-name="SOUS_20_PARTIES">
      <style:text-properties fo:text-transform="uppercase" fo:color="#000000" style:font-name="Comic Sans MS" fo:font-size="10pt" fo:letter-spacing="-0.004cm" fo:font-style="italic" fo:font-weight="normal" officeooo:rsid="00084a39" officeooo:paragraph-rsid="000f49bf" style:font-name-asian="Times New Roman1" style:font-size-asian="10pt" style:language-asian="fr" style:country-asian="FR" style:font-style-asian="italic" style:font-weight-asian="normal" style:font-name-complex="Arial1" style:font-size-complex="10pt" style:font-style-complex="italic" style:font-weight-complex="normal"/>
    </style:style>
    <style:style style:name="P31" style:family="paragraph" style:parent-style-name="SOUS_20_PARTIES">
      <style:paragraph-properties fo:text-align="center" style:justify-single-word="false"/>
      <style:text-properties style:font-name="Comic Sans MS" fo:font-size="11pt" officeooo:paragraph-rsid="000eb336" style:font-size-asian="11pt" style:font-name-complex="Arial1"/>
    </style:style>
    <style:style style:name="P32" style:family="paragraph" style:parent-style-name="SOUS_20_PARTIES">
      <style:paragraph-properties fo:text-align="start" style:justify-single-word="false"/>
      <style:text-properties style:font-name="Comic Sans MS" fo:font-size="11pt" officeooo:rsid="00127e6b" officeooo:paragraph-rsid="00127e6b" style:font-size-asian="11pt" style:font-name-complex="Arial1"/>
    </style:style>
    <style:style style:name="P33" style:family="paragraph" style:parent-style-name="Sous_20_sous_20_parties">
      <style:text-properties style:font-name="Comic Sans MS" fo:font-size="10pt" fo:font-style="italic" fo:font-weight="bold" officeooo:rsid="000f49bf" officeooo:paragraph-rsid="000f49bf" style:font-name-asian="Times New Roman1" style:font-size-asian="10pt" style:language-asian="fr" style:country-asian="FR" style:font-style-asian="italic" style:font-weight-asian="bold" style:font-name-complex="Arial1" style:font-size-complex="10pt" style:font-style-complex="italic" style:font-weight-complex="bold"/>
    </style:style>
    <style:style style:name="P34" style:family="paragraph" style:parent-style-name="Sous_20_sous_20_parties">
      <style:text-properties style:font-name="Comic Sans MS" fo:font-size="12pt" fo:font-style="italic" fo:font-weight="bold" officeooo:rsid="000f49bf" officeooo:paragraph-rsid="0010e014" style:font-name-asian="Times New Roman1" style:font-size-asian="12pt" style:language-asian="fr" style:country-asian="FR" style:font-style-asian="italic" style:font-weight-asian="bold" style:font-name-complex="Arial1" style:font-size-complex="12pt" style:font-style-complex="italic" style:font-weight-complex="bold"/>
    </style:style>
    <style:style style:name="P35" style:family="paragraph" style:parent-style-name="Sous_20_sous_20_parties">
      <style:text-properties officeooo:paragraph-rsid="00056ad2"/>
    </style:style>
    <style:style style:name="P36" style:family="paragraph" style:parent-style-name="Standard" style:list-style-name="WWNum1">
      <style:text-properties style:font-name="Comic Sans MS" fo:font-size="10pt" officeooo:paragraph-rsid="00056ad2" style:font-size-asian="10pt" style:font-name-complex="Arial1"/>
    </style:style>
    <style:style style:name="P37" style:family="paragraph" style:parent-style-name="Standard">
      <style:text-properties style:font-name="Comic Sans MS" fo:font-size="10pt" officeooo:paragraph-rsid="00056ad2" style:font-size-asian="10pt" style:font-name-complex="Arial1"/>
    </style:style>
    <style:style style:name="P38" style:family="paragraph" style:parent-style-name="Standard">
      <style:paragraph-properties fo:text-align="justify" style:justify-single-word="false"/>
      <style:text-properties style:font-name="Comic Sans MS" fo:font-size="10pt" officeooo:paragraph-rsid="00056ad2" style:font-size-asian="10pt" style:font-name-complex="Arial1"/>
    </style:style>
    <style:style style:name="P39" style:family="paragraph" style:parent-style-name="Standard">
      <style:paragraph-properties fo:text-align="justify" style:justify-single-word="false"/>
      <style:text-properties style:font-name="Comic Sans MS" fo:font-size="10pt" fo:letter-spacing="-0.005cm" officeooo:paragraph-rsid="00064a24" style:font-size-asian="10pt" style:font-name-complex="Arial1" style:font-size-complex="10pt"/>
    </style:style>
    <style:style style:name="P40" style:family="paragraph" style:parent-style-name="Standard">
      <style:paragraph-properties fo:orphans="0" fo:widows="0"/>
      <style:text-properties style:font-name="Comic Sans MS" fo:font-size="10pt" fo:letter-spacing="-0.004cm" style:text-underline-style="none" fo:font-weight="bold" officeooo:rsid="0008a8d0" officeooo:paragraph-rsid="000f49bf" style:font-name-asian="Times New Roman1" style:font-size-asian="10pt" style:language-asian="fr" style:country-asian="FR" style:font-weight-asian="bold" style:font-name-complex="Arial1" style:font-size-complex="10pt" style:font-weight-complex="bold"/>
    </style:style>
    <style:style style:name="P41" style:family="paragraph" style:parent-style-name="Standard">
      <style:paragraph-properties fo:text-align="center" style:justify-single-word="false"/>
      <style:text-properties style:font-name="Comic Sans MS" fo:font-size="16pt" officeooo:rsid="000f49bf" officeooo:paragraph-rsid="000f49bf" style:font-size-asian="16pt" style:font-name-complex="Arial1" style:font-size-complex="16p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center" style:justify-single-word="false"/>
      <style:text-properties style:font-name="Comic Sans MS1" fo:font-weight="bold" officeooo:rsid="00056ad2" officeooo:paragraph-rsid="000f49bf" style:font-weight-asian="bold" style:font-weight-complex="bold"/>
    </style:style>
    <style:style style:name="P44" style:family="paragraph" style:parent-style-name="Standard">
      <style:text-properties style:text-line-through-style="none" style:text-line-through-type="none" fo:font-size="10pt" fo:font-style="normal" style:text-underline-style="none" fo:font-weight="normal" officeooo:paragraph-rsid="00056ad2" style:font-size-asian="10pt" style:font-style-asian="normal" style:font-weight-asian="normal" style:font-size-complex="10pt"/>
    </style:style>
    <style:style style:name="P45" style:family="paragraph" style:parent-style-name="Standard">
      <style:paragraph-properties fo:orphans="0" fo:widows="0"/>
      <style:text-properties officeooo:paragraph-rsid="0008a8d0"/>
    </style:style>
    <style:style style:name="P46" style:family="paragraph" style:parent-style-name="Standard">
      <style:paragraph-properties fo:margin-top="0cm" fo:margin-bottom="0.353cm" loext:contextual-spacing="false" fo:line-height="115%" fo:text-align="justify" style:justify-single-word="false"/>
      <style:text-properties fo:font-size="10pt" officeooo:paragraph-rsid="0008a8d0" style:font-size-asian="10pt" style:font-size-complex="10pt"/>
    </style:style>
    <style:style style:name="P47" style:family="paragraph" style:parent-style-name="Text_20_body">
      <style:paragraph-properties fo:orphans="2" fo:widows="2"/>
      <style:text-properties style:font-name="Comic Sans MS" fo:font-size="10pt" fo:letter-spacing="normal" officeooo:paragraph-rsid="00056ad2" style:font-size-asian="10pt" style:font-name-complex="Arial1" style:font-weight-complex="normal"/>
    </style:style>
    <style:style style:name="T1" style:family="text">
      <style:text-properties style:font-name="Comic Sans MS" fo:letter-spacing="-0.007cm" style:font-name-complex="Arial1"/>
    </style:style>
    <style:style style:name="T2" style:family="text">
      <style:text-properties style:font-name="Comic Sans MS" fo:letter-spacing="-0.007cm" officeooo:rsid="00084a39" style:font-name-complex="Arial1"/>
    </style:style>
    <style:style style:name="T3" style:family="text">
      <style:text-properties style:font-name="Comic Sans MS" fo:letter-spacing="-0.004cm" style:font-name-complex="Arial1"/>
    </style:style>
    <style:style style:name="T4" style:family="text">
      <style:text-properties style:font-name="Comic Sans MS" fo:letter-spacing="-0.005cm" style:font-name-complex="Arial1"/>
    </style:style>
    <style:style style:name="T5" style:family="text">
      <style:text-properties style:font-name="Comic Sans MS" fo:letter-spacing="-0.025cm" style:font-name-complex="Arial1"/>
    </style:style>
    <style:style style:name="T6" style:family="text">
      <style:text-properties style:font-name="Comic Sans MS" fo:letter-spacing="-0.011cm" style:font-name-complex="Arial1"/>
    </style:style>
    <style:style style:name="T7" style:family="text">
      <style:text-properties style:font-name="Comic Sans MS" fo:letter-spacing="-0.002cm" style:font-name-complex="Arial1"/>
    </style:style>
    <style:style style:name="T8" style:family="text">
      <style:text-properties style:font-name="Comic Sans MS" style:font-name-complex="Arial1"/>
    </style:style>
    <style:style style:name="T9" style:family="text">
      <style:text-properties style:text-line-through-style="none" style:text-line-through-type="none" fo:font-style="normal" style:text-underline-style="none" fo:font-weight="normal" style:font-style-asian="normal" style:font-weight-asian="normal"/>
    </style:style>
    <style:style style:name="T10" style:family="text">
      <style:text-properties style:text-line-through-style="none" style:text-line-through-type="none" style:font-name="Comic Sans MS" fo:font-size="11pt" fo:letter-spacing="-0.005cm" fo:font-style="normal" style:text-underline-style="none" officeooo:rsid="00064a24" style:font-size-asian="11pt" style:font-style-asian="normal" style:font-name-complex="Arial1"/>
    </style:style>
    <style:style style:name="T11" style:family="text">
      <style:text-properties style:text-line-through-style="none" style:text-line-through-type="none" style:font-name="Comic Sans MS" fo:font-size="11pt" fo:letter-spacing="-0.005cm" fo:font-style="normal" style:text-underline-style="none" officeooo:rsid="00083196" style:font-size-asian="11pt" style:font-style-asian="normal" style:font-name-complex="Arial1"/>
    </style:style>
    <style:style style:name="T12" style:family="text">
      <style:text-properties style:text-line-through-style="none" style:text-line-through-type="none" style:font-name="Comic Sans MS" fo:font-size="11pt" fo:letter-spacing="-0.005cm" fo:font-style="normal" style:text-underline-style="none" officeooo:rsid="000a62c1" style:font-size-asian="11pt" style:font-style-asian="normal" style:font-name-complex="Arial1"/>
    </style:style>
    <style:style style:name="T13" style:family="text">
      <style:text-properties style:text-line-through-style="none" style:text-line-through-type="none" style:font-name="Comic Sans MS" fo:font-size="11pt" fo:letter-spacing="-0.005cm" fo:font-style="normal" style:text-underline-style="none" officeooo:rsid="00064a24" style:font-name-asian="Times New Roman1" style:font-size-asian="11pt" style:language-asian="fr" style:country-asian="FR" style:font-style-asian="normal" style:font-name-complex="Arial1"/>
    </style:style>
    <style:style style:name="T14" style:family="text">
      <style:text-properties style:text-line-through-style="none" style:text-line-through-type="none" style:font-name="Comic Sans MS" fo:font-size="11pt" fo:letter-spacing="-0.005cm" fo:font-style="normal" style:text-underline-style="none" officeooo:rsid="00064a24" style:font-name-asian="Times New Roman1" style:font-size-asian="11pt" style:language-asian="fr" style:country-asian="FR" style:font-style-asian="normal" style:font-name-complex="Arial1" style:font-size-complex="12pt"/>
    </style:style>
    <style:style style:name="T15" style:family="text">
      <style:text-properties style:text-line-through-style="none" style:text-line-through-type="none" style:font-name="Comic Sans MS" fo:font-size="11pt" fo:letter-spacing="-0.005cm" fo:font-style="normal" style:text-underline-style="none" officeooo:rsid="000a62c1" style:font-name-asian="Times New Roman1" style:font-size-asian="11pt" style:language-asian="fr" style:country-asian="FR" style:font-style-asian="normal" style:font-name-complex="Arial1" style:font-size-complex="12pt"/>
    </style:style>
    <style:style style:name="T16" style:family="text">
      <style:text-properties style:text-line-through-style="none" style:text-line-through-type="none" style:font-name="Comic Sans MS" fo:font-size="11pt" fo:letter-spacing="-0.005cm" fo:font-style="normal" style:text-underline-style="solid" style:text-underline-width="auto" style:text-underline-color="font-color" officeooo:rsid="00064a24" style:font-size-asian="11pt" style:font-style-asian="normal" style:font-name-complex="Arial1"/>
    </style:style>
    <style:style style:name="T17" style:family="text">
      <style:text-properties style:text-line-through-style="none" style:text-line-through-type="none" style:font-name="Comic Sans MS" fo:letter-spacing="-0.005cm" fo:font-style="normal" style:text-underline-style="none" officeooo:rsid="00064a24" style:font-style-asian="normal" style:font-name-complex="Arial1"/>
    </style:style>
    <style:style style:name="T18" style:family="text">
      <style:text-properties style:text-line-through-style="none" style:text-line-through-type="none" style:font-name="Comic Sans MS" fo:letter-spacing="-0.005cm" fo:font-style="normal" style:text-underline-style="none" officeooo:rsid="000a62c1" style:font-style-asian="normal" style:font-name-complex="Arial1"/>
    </style:style>
    <style:style style:name="T19" style:family="text">
      <style:text-properties style:text-line-through-style="none" style:text-line-through-type="none" style:font-name="Comic Sans MS" fo:letter-spacing="-0.005cm" fo:font-style="normal" style:text-underline-style="none" officeooo:rsid="00083196" style:font-style-asian="normal" style:font-name-complex="Arial1"/>
    </style:style>
    <style:style style:name="T20" style:family="text">
      <style:text-properties style:text-line-through-style="none" style:text-line-through-type="none" style:font-name="Comic Sans MS" fo:letter-spacing="-0.005cm" fo:font-style="normal" style:text-underline-style="none" officeooo:rsid="00064a24" style:font-name-asian="Times New Roman1" style:language-asian="fr" style:country-asian="FR" style:font-style-asian="normal" style:font-name-complex="Arial1"/>
    </style:style>
    <style:style style:name="T21" style:family="text">
      <style:text-properties style:text-line-through-style="none" style:text-line-through-type="none" style:font-name="Comic Sans MS" fo:letter-spacing="-0.005cm" fo:font-style="normal" style:text-underline-style="none" officeooo:rsid="000a62c1" style:font-name-asian="Times New Roman1" style:language-asian="fr" style:country-asian="FR" style:font-style-asian="normal" style:font-name-complex="Arial1"/>
    </style:style>
    <style:style style:name="T22" style:family="text">
      <style:text-properties style:text-line-through-style="none" style:text-line-through-type="none" style:font-name="Comic Sans MS" fo:letter-spacing="-0.005cm" fo:font-style="normal" style:text-underline-style="solid" style:text-underline-width="auto" style:text-underline-color="font-color" officeooo:rsid="00064a24" style:font-style-asian="normal" style:font-name-complex="Arial1"/>
    </style:style>
    <style:style style:name="T23" style:family="text">
      <style:text-properties style:text-line-through-style="none" style:text-line-through-type="none" style:font-name="Comic Sans MS" fo:letter-spacing="-0.005cm" fo:font-style="normal" style:text-underline-style="solid" style:text-underline-width="auto" style:text-underline-color="font-color" officeooo:rsid="000a62c1" style:font-style-asian="normal" style:font-name-complex="Arial1"/>
    </style:style>
    <style:style style:name="T24" style:family="text">
      <style:text-properties officeooo:rsid="0008a8d0"/>
    </style:style>
    <style:style style:name="T25" style:family="text">
      <style:text-properties officeooo:rsid="000a62c1"/>
    </style:style>
    <style:style style:name="T26" style:family="text">
      <style:text-properties fo:text-transform="uppercase" style:use-window-font-color="true" style:font-name="Comic Sans MS" fo:font-size="12pt" fo:font-style="italic" fo:font-weight="bold" officeooo:rsid="000f49bf" style:font-name-asian="Times New Roman1" style:font-size-asian="12pt" style:language-asian="fr" style:country-asian="FR" style:font-style-asian="italic" style:font-weight-asian="bold" style:font-name-complex="Arial1" style:font-size-complex="12pt" style:font-style-complex="italic" style:font-weight-complex="bold"/>
    </style:style>
    <style:style style:name="T27" style:family="text">
      <style:text-properties officeooo:rsid="000f49bf"/>
    </style:style>
    <style:style style:name="T28" style:family="text">
      <style:text-properties fo:color="#000000" style:font-name="Comic Sans MS" fo:font-size="10pt" fo:letter-spacing="-0.004cm" fo:font-weight="normal" officeooo:rsid="00084a39" style:font-size-asian="10pt" style:font-weight-asian="normal" style:font-name-complex="Arial1" style:font-size-complex="10pt" style:font-weight-complex="normal"/>
    </style:style>
    <style:style style:name="T29" style:family="text">
      <style:text-properties fo:color="#000000" style:font-name="Comic Sans MS" fo:font-size="10pt" fo:letter-spacing="-0.004cm" fo:font-weight="normal" officeooo:rsid="000f49bf" style:font-size-asian="10pt" style:font-weight-asian="normal" style:font-name-complex="Arial1" style:font-size-complex="10pt" style:font-weight-complex="normal"/>
    </style:style>
    <style:style style:name="T30" style:family="text">
      <style:text-properties fo:color="#000000" style:font-name="Comic Sans MS" fo:font-size="10pt" fo:letter-spacing="-0.004cm" fo:font-weight="normal" officeooo:rsid="00084a39" style:font-name-asian="Times New Roman1" style:font-size-asian="10pt" style:language-asian="fr" style:country-asian="FR" style:font-weight-asian="normal" style:font-name-complex="Arial1" style:font-size-complex="10pt" style:font-weight-complex="normal"/>
    </style:style>
    <style:style style:name="T31" style:family="text">
      <style:text-properties fo:color="#000000" style:font-name="Comic Sans MS" fo:font-size="10pt" fo:letter-spacing="-0.004cm" fo:font-weight="normal" officeooo:rsid="0008a8d0" style:font-name-asian="Times New Roman1" style:font-size-asian="10pt" style:language-asian="fr" style:country-asian="FR" style:font-weight-asian="normal" style:font-name-complex="Arial1" style:font-size-complex="10pt" style:font-weight-complex="normal"/>
    </style:style>
    <style:style style:name="T32" style:family="text">
      <style:text-properties fo:color="#000000" style:font-name="Comic Sans MS" fo:font-size="10pt" fo:letter-spacing="-0.004cm" fo:font-weight="normal" officeooo:rsid="000f49bf" style:font-name-asian="Times New Roman1" style:font-size-asian="10pt" style:language-asian="fr" style:country-asian="FR" style:font-weight-asian="normal" style:font-name-complex="Arial1" style:font-size-complex="10pt" style:font-weight-complex="normal"/>
    </style:style>
    <style:style style:name="T33" style:family="text">
      <style:text-properties fo:font-size="12pt" style:font-size-asian="12pt" style:font-size-complex="12pt"/>
    </style:style>
    <style:style style:name="T34" style:family="text">
      <style:text-properties officeooo:rsid="0010e014"/>
    </style:style>
    <style:style style:name="T35" style:family="text">
      <style:text-properties fo:letter-spacing="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1.249cm">
          <style:column style:rel-width="32767*" fo:start-indent="0cm" fo:end-indent="0.624cm"/>
          <style:column style:rel-width="32768*" fo:start-indent="0.624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Votre code riasec:RIC</text:p>
      <text:p text:style-name="P32"/>
      <text:p text:style-name="P31"/>
      <text:p text:style-name="P41">Vous avez un profil REALISTE</text:p>
      <text:p text:style-name="P43"/>
      <text:p text:style-name="P21"/>
      <text:p text:style-name="P2"><text:bookmark-start text:name="_Toc58925494"/><text:bookmark-start text:name="_Toc58926523"/><text:bookmark-start text:name="_Toc65925037"/><text:bookmark-start text:name="_Toc58831269"/>Principales caractéristiques<text:bookmark-end text:name="_Toc58925494"/><text:bookmark-end text:name="_Toc58926523"/><text:bookmark-end text:name="_Toc65925037"/><text:bookmark-end text:name="_Toc58831269"/></text:p>
      <text:p text:style-name="P16">Les personnes à dominante réaliste ont une préférence marquée pour les activités ancrées dans la réalité et elles manifestent de l’intérêt pour la manipulation d’objets, d’outils ou de machines, parfois même au  détriment des rapports humains, pour lesquels elles se déclarent souvent « incompétentes ». Plusieurs études ont ainsi montré que ces personnes avaient souvent une véritable aversion pour les activités de type pédagogique (apprendre aux autres) ou thérapeutique (soigner des malades). De même, en dehors d’aspects pratiques ou techniques, elles sont peu intéressées par les échanges sociaux au travail. Elles préfèrent l’action à la discussion.</text:p>
      <text:p text:style-name="P16">Ce sont des personnes qui n’aiment pas parler d’elles, qui sont peu intuitives et peu perspicaces mais qui sont considérées par les autre comme « authentiques » et sincères.</text:p>
      <text:p text:style-name="P16">Que ce soit pendant leur formation, ou plus tard dans le travail, elles sont pragmatiques et aiment les résultats tangibles. C’est peut-être pourquoi, d’ailleurs, elles ne sont pas insensibles aux récompenses. La juste rémunération de leur travail est, pour elles, un point extrêmement important.</text:p>
      <text:p text:style-name="P24">Les personnes à dominante réaliste aiment avoir une certaine liberté de manœuvre. Elles sont ambitieuses et sont des adeptes « self control ».</text:p>
      <text:p text:style-name="P7"/>
      <text:p text:style-name="P3"><text:bookmark-start text:name="_Toc58925495"/><text:bookmark-start text:name="_Toc58926524"/><text:bookmark-start text:name="_Toc65925038"/><text:bookmark-start text:name="_Toc58831270"/>Principales compétences<text:bookmark-end text:name="_Toc58925495"/><text:bookmark-end text:name="_Toc58926524"/><text:bookmark-end text:name="_Toc65925038"/><text:bookmark-end text:name="_Toc58831270"/></text:p>
      <text:p text:style-name="P10">Elles ont le souci du travail bien fait et le sens du détail. Elles respectent les règles de sécurité et elles ont un grand sens pratique. Elles prennent soin du matériel utilisé.</text:p>
      <text:p text:style-name="P10">Elles savent gérer leur temps et travailler de manière autonome. Elles sont persévérantes.</text:p>
      <text:p text:style-name="P10">Elles recherchent l’efficacité dans leur organisation de travail, insistent sur les résultats à atteindre et savent partager leurs expériences et leurs connaissances avec les autre.</text:p>
      <text:p text:style-name="P25">Elles préfèrent les solutions concrètes et pratiques plutôt que les raisonnements théoriques ou les stratégies faisant trop appel à l’imagination.</text:p>
      <text:p text:style-name="P10">John Holland dit d’elles qu’elles sont : conformistes, dogmatiques, inflexible, matérialistes, naturelles, pratiques, réservées, effacées.</text:p>
      <text:p text:style-name="P5"/>
      <text:p text:style-name="P4"><text:bookmark-start text:name="_Toc58831272"/><text:bookmark-start text:name="_Toc58925497"/><text:bookmark-start text:name="_Toc58926526"/><text:bookmark-start text:name="_Toc65925040"/>Points forts<text:bookmark-end text:name="_Toc58831272"/><text:bookmark-end text:name="_Toc58925497"/><text:bookmark-end text:name="_Toc58926526"/><text:bookmark-end text:name="_Toc65925040"/></text:p>
      <text:p text:style-name="P6">Nous listons ici les points forts des personnes à dominante réaliste.</text:p>
      <text:p text:style-name="P8">Cette liste peut notamment servir de grille de préparation à un entretien d’embauche ou de sélection à une formation.</text:p>
      <text:p text:style-name="P8"/>
      <text:section text:style-name="Sect1" text:name="TextSection">
        <text:list xml:id="list2994081512" text:style-name="WWNum1">
          <text:list-header>
            <text:p text:style-name="P36">Discipline personnelle</text:p>
            <text:p text:style-name="P36">Efficacité dans son travail</text:p>
            <text:p text:style-name="P36">Qualité du travail fourni</text:p>
            <text:p text:style-name="P36">Transmission des consignes dans une langage clair</text:p>
            <text:p text:style-name="P36">Gestion efficace de son temps pour atteindre les objectifs fixés</text:p>
            <text:p text:style-name="P36">Forte implication dans son travail</text:p>
            <text:p text:style-name="P36">Respect des règles de sécurité</text:p>
            <text:p text:style-name="P36">Maintien de ses efforts même face aux difficultés,</text:p>
            <text:p text:style-name="P36">Capacité à trouver des solutions concrètes et pratiques à des problèmes</text:p>
            <text:p text:style-name="P36"><text:soft-page-break/>Capacité à planifier un projet</text:p>
            <text:p text:style-name="P36">Grand sens des réalités</text:p>
            <text:p text:style-name="P36">Soin des outils, de l’équipement et du matériel</text:p>
            <text:p text:style-name="P36">Méticuleux et précis dans son travail</text:p>
            <text:p text:style-name="P36">Autonome dans son travail</text:p>
          </text:list-header>
        </text:list>
        <text:p text:style-name="P8"/>
      </text:section>
      <text:p text:style-name="P35"><text:bookmark-start text:name="_Toc58831273"/><text:bookmark-start text:name="_Toc58925498"/><text:bookmark-start text:name="_Toc58926527"/><text:bookmark-start text:name="_Toc65925041"/>Points faibles<text:bookmark-end text:name="_Toc58831273"/><text:bookmark-end text:name="_Toc58925498"/><text:bookmark-end text:name="_Toc58926527"/><text:bookmark-end text:name="_Toc65925041"/></text:p>
      <text:p text:style-name="P11">Bien connaître ses points faibles est un bon moyen de pouvoir y apporter des solutions. Les informations qui vous sont données ici sont d’ailleurs destinées à vous aider à mieux comprendre les efforts que vous pouvez faire, voire les formations complémentaires que vous pouvez suivre.</text:p>
      <text:p text:style-name="P11">Les personnes à dominante réaliste ont deux difficultés majeures : les rapports humains et leur peu d’intérêt pour la nouveauté qui peut les conduire, dans un monde professionnel où les technologies évoluent tous les jours, à être dépassées.</text:p>
      <text:p text:style-name="P47">C’est pourquoi il leur faudra faire un effort particulier dans le domaine de la communication interpersonnelle et dans le management d’équipe. C’est d’autant plus important pour elles que ce sont des personnes ambitieuses et cela leur sera nécessaire pour évoluer professionnellement. Dans la même ordre d’idée, on ne peut que les inciter à mieux savoir se mettre en valeur car c’est également un de leurs points faibles.</text:p>
      <text:p text:style-name="P11">Enfin ils ne trouveront que des bénéfices à développer leur créativité et leur réflexion, notamment dans leur domaine professionnel. Cela peut passer par la lecture de revues ou de livres spécialisés, par la confrontation de points de vue avec des personnes à dominante investigative ou encore par des formations complémentaires.</text:p>
      <text:p text:style-name="P11"/>
      <text:p text:style-name="P44"/>
      <text:p text:style-name="P34">M<text:span text:style-name="T34">ode de communication avec les autres</text:span></text:p>
      <text:p text:style-name="P33"/>
      <text:p text:style-name="P26">Vous l’aurez compris, si la personne à une dominante réaliste aime l’authenticité et la franchise, elle peut, parfois, être prise pour une « associale », car elle n’est pas très portée vers les autres.</text:p>
      <text:p text:style-name="P26">Elle insiste beaucoup sur le savoir-faire plus que le « savoir-être ». C’est pourquoi, malgré ses difficultés à communiquer, elle est souvent considérée par le groupe comme une personne de bon conseil à qui on n’hésite pas à demander de l’aide pour la réalisation d’un travail à caractère technique.</text:p>
      <text:p text:style-name="P9">Pour le débutant, le problème va être de « se vendre » et de passer des entretiens d’embauche ; S’il a affaire à des recruteurs qui sont eux mêmes à dominante réaliste, cela sera plus pour lui. Dans le cas contraire, il aura tout intérêt à suivre les formations d’entraînement proposées par l’ANPE, l’APEC ou encore l’AFIJ.</text:p>
      <text:p text:style-name="P42"/>
      <text:p text:style-name="P34">T<text:span text:style-name="T34">ypes d’environnements professionnels conseillés</text:span></text:p>
      <text:p text:style-name="P33"/>
      <text:p text:style-name="P27"><text:span text:style-name="T35">Les environnements qui réunissent une majorité de personnes à dominante réaliste sont orientés vers la technique et la réalisation concrète. Ils sont souvent de taille restreinte ou constituent des départements homogènes d’un plus grand ensemble. Par exemple, il peut s’agir d’un IUT proposant des filières techniques, d’une PME industrielle ou du département maintenance d’une grande entreprise. Dans tous les cas, il s’agit de milieux professionnels ou de formation assez refermés sur eux-mêmes . Ces environnements ne sont pas trop hiérarchisés et offrent la possibilité de travailler de manière « libre » et autonome, même si une définition précise des objectifs à atteindre est clairement établie et acceptée de tous. La hiérarchie s’établit beaucoup plus en fonction de l’ancienneté et des compétences techniques des uns et des autres, que par </text:span><text:soft-page-break/><text:span text:style-name="T35">des décisions venues d’en haut. </text:span><text:span text:style-name="T8">Au niveau de la formation l’équipe pédagogique est orientée vers un enseignement correct et dans des établissements réunissant un nombre pas trop important d’élèves.</text:span></text:p>
      <text:p text:style-name="P18"/>
      <text:p text:style-name="P39"><text:span text:style-name="T9"/></text:p>
      <text:p text:style-name="P29"><text:bookmark-start text:name="_Toc58926529"/><text:bookmark-start text:name="_Toc65925043"/><text:bookmark-start text:name="_Toc58831275"/><text:bookmark-start text:name="_Toc58925500"/><text:span text:style-name="T33">les </text:span><text:span text:style-name="T26">DEUX COMPOSANTES MINEURES DE VOTRE PROFIL</text:span><text:bookmark-end text:name="_Toc58926529"/><text:bookmark-end text:name="_Toc65925043"/><text:bookmark-end text:name="_Toc58831275"/><text:bookmark-end text:name="_Toc58925500"/></text:p>
      <text:p text:style-name="P30"/>
      <text:p text:style-name="P45"><text:span text:style-name="T29">Deux autres composantes ont été mesurées par le test comme importantes dans votre personnalité. E</text:span><text:span text:style-name="T28">lles </text:span><text:span text:style-name="T30">v</text:span><text:span text:style-name="T32">iennent affiner votre profil et vous permettre</text:span><text:span text:style-name="T28"> de cibler </text:span><text:span text:style-name="T30">p</text:span><text:span text:style-name="T31">lus précisément</text:span><text:span text:style-name="T28"> les carrières qui vous conviendront le mieux.</text:span></text:p>
      <text:p text:style-name="P22">Vous êtes :</text:p>
      <text:p text:style-name="P20"/>
      <text:p text:style-name="P1">Réaliste et i<text:bookmark-start text:name="_Toc65925044"/><text:bookmark-start text:name="_Toc58926530"/><text:bookmark-start text:name="_Toc58925501"/><text:bookmark-start text:name="_Toc58831276"/>nvestigatif<text:bookmark-end text:name="_Toc65925044"/><text:bookmark-end text:name="_Toc58926530"/><text:bookmark-end text:name="_Toc58925501"/><text:bookmark-end text:name="_Toc58831276"/></text:p>
      <text:p text:style-name="P19"><text:span text:style-name="T1">Elle</text:span><text:span text:style-name="T2">s</text:span><text:span text:style-name="T1"> ont une nette attirance pour les problèmes concrets et </text:span><text:span text:style-name="T4">cherchent des résultats tangibles pour leur travail. Elles préfèrent les objectifs pratiques à ceux qui sont fixés sur le long terme et elles sont moyennement intéressées par le travail en </text:span><text:span text:style-name="T5">équipe. </text:span><text:span text:style-name="T6">Elles apprennent plus facilement et en accumulant les expé­</text:span><text:span text:style-name="T3">riences que dans le cadre de formations plus académiques.</text:span></text:p>
      <text:p text:style-name="P15"/>
      <text:p text:style-name="P40">E<text:span text:style-name="T27">xemples de métiers qui peuvent vous correspondre:</text:span></text:p>
      <text:p text:style-name="P12"/>
      <text:p text:style-name="P1"><text:bookmark-start text:name="_Toc58925502"/><text:bookmark-start text:name="_Toc58926531"/><text:bookmark-start text:name="_Toc65925045"/><text:bookmark-start text:name="_Toc58831277"/>Réaliste et artiste<text:bookmark-end text:name="_Toc58925502"/><text:bookmark-end text:name="_Toc58926531"/><text:bookmark-end text:name="_Toc65925045"/><text:bookmark-end text:name="_Toc58831277"/></text:p>
      <text:p text:style-name="P19"><text:span text:style-name="T4">Ces personnes peuvent exercer, généralement en solitaire, </text:span><text:span text:style-name="T6">des activités que personne d'autre ne fait comme, par exemple, </text:span><text:span text:style-name="T4">l'artisanat d'art, la réalisation de prothèses ou encore la res</text:span><text:span text:style-name="T7">tauration d' oeuvres d'art. Elles peuvent également se révéler </text:span><text:span text:style-name="T1">douées pour la conception ou le design de produits industriels ou encore pour la réalisation de modèles et maquettes. Enfin, </text:span><text:span text:style-name="T6">si elles sont entreprenantes, elles peuvent gérer un magasin de </text:span><text:span text:style-name="T4">bricolage ou de jouets.</text:span></text:p>
      <text:p text:style-name="P14"/>
      <text:p text:style-name="P40">E<text:span text:style-name="T27">xemples de métiers qui peuvent vous correspondre:</text:span></text:p>
      <text:p text:style-name="P13"/>
      <text:p text:style-name="P13"/>
      <text:p text:style-name="P23">Vous êtes réaliste à votre manière !</text:p>
      <text:p text:style-name="P46"><text:span text:style-name="T17">Ces métiers ne sont que des suggestions correspondants au profil général du type réaliste, </text:span><text:span text:style-name="T18">associé aux deux mineures qui vous concernent.</text:span><text:span text:style-name="T17"> </text:span><text:span text:style-name="T18">V</text:span><text:span text:style-name="T17">ous êtes une personne unique, ces métiers peuvent ne pas vous correspondre pleinement. Cela veux seulement dire que vous seriez compétent(e)s dans ces domaines mais que vos goûts ou <text:s/>vos projets de vie vous </text:span><text:span text:style-name="T20">feront</text:span><text:span text:style-name="T17"> privilégier d’autres voies, qui </text:span><text:span text:style-name="T20">p</text:span><text:span text:style-name="T21">ourront correspondre</text:span><text:span text:style-name="T17"> aussi au profil réaliste. Il existe des </text:span><text:span text:style-name="T20">dizaines</text:span><text:span text:style-name="T17"> de métiers correspondant à votre profil. Affine</text:span><text:span text:style-name="T19">r</text:span><text:span text:style-name="T17"> </text:span><text:span text:style-name="T20">l’</text:span><text:span text:style-name="T21">analyse</text:span><text:span text:style-name="T17"> de vos résultats avec </text:span><text:span text:style-name="T20">un(e)</text:span><text:span text:style-name="T17"> conseiller(ère) vous permettra de <text:s/>préciser votre projet.</text:span></text:p>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fo:orphans="0" fo:widows="0"/>
      <style:text-properties style:font-name="Arial" fo:font-family="Arial" style:font-family-generic="roman" style:font-pitch="variable" fo:font-size="11pt" fo:letter-spacing="-0.016cm" style:font-size-asian="11pt" style:font-weight-complex="bold"/>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SOUS_20_PARTIES" style:display-name="SOUS PARTIES" style:family="paragraph" style:parent-style-name="Heading_20_4" style:default-outline-level="">
      <style:paragraph-properties fo:margin-top="0cm" fo:margin-bottom="0cm" loext:contextual-spacing="false" fo:keep-together="auto"/>
      <style:text-properties fo:text-transform="uppercase" style:use-window-font-color="true" style:font-name="Comic Sans MS" fo:font-family="'Comic Sans MS'" style:font-family-generic="roman" style:font-pitch="variable" fo:font-size="18pt" style:font-name-asian="Times New Roman1" style:font-family-asian="'Times New Roman'" style:font-family-generic-asian="system" style:font-pitch-asian="variable" style:font-size-asian="18pt" style:font-name-complex="Arial1" style:font-family-complex="Arial" style:font-family-generic-complex="system" style:font-pitch-complex="variable"/>
    </style:style>
    <style:style style:name="Balloon_20_Text" style:display-name="Balloon Text" style:family="paragraph" style:parent-style-name="Standard" style:default-outline-level="">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Sous_20_sous_20_parties" style:display-name="Sous sous parties" style:family="paragraph" style:parent-style-name="Heading_20_5" style:default-outline-level="">
      <style:text-properties style:font-name="Comic Sans MS" fo:font-family="'Comic Sans MS'" style:font-family-generic="roman" style:font-pitch="variable" fo:font-style="italic" style:font-style-asian="italic" style:font-style-complex="italic"/>
    </style:style>
    <style:style style:name="Body_20_Text_20_2" style:display-name="Body Text 2" style:family="paragraph" style:parent-style-name="Standard" style:default-outline-level="">
      <style:paragraph-properties fo:text-align="justify" style:justify-single-word="false"/>
      <style:text-properties style:font-name="Comic Sans MS" fo:font-family="'Comic Sans MS'" style:font-family-generic="roman" style:font-pitch="variable" fo:font-size="10pt" fo:letter-spacing="-0.004cm" style:font-size-asian="10pt" style:font-name-complex="Arial1" style:font-family-complex="Arial" style:font-family-generic-complex="system" style:font-pitch-complex="variable"/>
    </style:style>
    <style:style style:name="Style_20_1" style:display-name="Style 1" style:family="paragraph" style:parent-style-name="Standard" style:default-outline-level="">
      <style:paragraph-properties fo:margin-left="0.826cm" fo:margin-right="0cm" fo:orphans="0" fo:widows="0" fo:text-indent="0cm" style:auto-text-indent="false"/>
      <style:text-properties fo:color="#000000" fo:font-size="10pt" style:font-size-asian="10pt" style:font-size-complex="10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5_20_Car" style:display-name="Titre 5 Car"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fr" style:country-asian="FR" style:font-weight-asian="bold" style:font-name-complex="Arial1" style:font-family-complex="Arial" style:font-family-generic-complex="system" style:font-pitch-complex="variable" style:font-size-complex="12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ize="12pt" fo:font-style="italic" fo:font-weight="bold" style:font-name-asian="Calibri1" style:font-family-asian="Calibri" style:font-family-generic-asian="system" style:font-pitch-asian="variable" style:font-size-asian="12pt" style:language-asian="fr" style:country-asian="FR" style:font-style-asian="italic" style:font-weight-asian="bold" style:font-name-complex="Tahoma" style:font-family-complex="Tahoma" style:font-family-generic-complex="system" style:font-pitch-complex="variable" style:font-size-complex="12pt" style:font-style-complex="italic" style:font-weight-complex="bold"/>
    </style:style>
    <style:style style:name="Texte_20_de_20_bulles_20_Car" style:display-name="Texte de bulles Car" style:family="text" style:parent-style-name="Default_20_Paragraph_20_Font">
      <style:text-properties style:font-name="Tahoma1" fo:font-family="Tahoma"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ahoma" style:font-family-complex="Tahoma" style:font-family-generic-complex="system" style:font-pitch-complex="variable" style:font-size-complex="8pt"/>
    </style:style>
    <style:style style:name="Corps_20_de_20_texte_20_Car" style:display-name="Corps de texte Car" style:family="text" style:parent-style-name="Default_20_Paragraph_20_Font">
      <style:text-properties style:font-name="Arial" fo:font-family="Arial" style:font-family-generic="roman" style:font-pitch="variable" fo:letter-spacing="-0.016cm"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font-weight-complex="bold"/>
    </style:style>
    <style:style style:name="Corps_20_de_20_texte_20_2_20_Car" style:display-name="Corps de texte 2 Car" style:family="text" style:parent-style-name="Default_20_Paragraph_20_Font">
      <style:text-properties style:font-name="Comic Sans MS" fo:font-family="'Comic Sans MS'" style:font-family-generic="roman" style:font-pitch="variable" fo:font-size="10pt" fo:letter-spacing="-0.004cm" style:font-name-asian="Times New Roman1" style:font-family-asian="'Times New Roman'" style:font-family-generic-asian="system" style:font-pitch-asian="variable" style:font-size-asian="10pt" style:language-asian="fr" style:country-asian="FR" style:font-name-complex="Arial1" style:font-family-complex="Arial" style:font-family-generic-complex="system" style:font-pitch-complex="variable" style:font-size-complex="12pt"/>
    </style:style>
    <style:style style:name="ListLabel_20_1" style:display-name="ListLabel 1" style:family="text">
      <style:text-properties style:font-name="Comic Sans MS" fo:font-family="'Comic Sans MS'" style:font-family-generic="roman" style:font-pitch="variable" fo:font-size="10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Header"><draw:frame draw:style-name="Mfr1" draw:name="Image 1" text:anchor-type="char" svg:x="-1.307cm" svg:y="-0.642cm" svg:width="1.376cm" svg:height="1.326cm" draw:z-index="0"><draw:image xlink:href="Pictures/10000000000000AF000000BACEA0B0720B5E24CA.png" xlink:type="simple" xlink:show="embed" xlink:actuate="onLoad" loext:mime-type="image/png"/><svg:desc>test3_Pic1</svg:desc></draw:frame><draw:frame draw:style-name="Mfr1" draw:name="Image3" text:anchor-type="char" svg:x="14.145cm" svg:y="-0.997cm" svg:width="3.895cm" svg:height="2.127cm" draw:z-index="0"><draw:image xlink:href="Pictures/10000000000002260000012C368C91799EBA44C2.jpg" xlink:type="simple" xlink:show="embed" xlink:actuate="onLoad" loext:mime-type="image/jpeg"/><svg:desc>ingeneria</svg:desc></draw:frame></text:p>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EAN-LUC BOISSERIN</meta:initial-creator>
    <meta:editing-cycles>10</meta:editing-cycles>
    <meta:creation-date>2015-10-19T17:16:00</meta:creation-date>
    <dc:date>2019-11-04T14:39:44.807000000</dc:date>
    <meta:editing-duration>PT4H7M23S</meta:editing-duration>
    <meta:generator>LibreOffice/6.3.2.2$Windows_X86_64 LibreOffice_project/98b30e735bda24bc04ab42594c85f7fd8be07b9c</meta:generator>
    <dc:title>toute recherche de stage, de formation, d’emploi répond à ce principe</dc:title>
    <meta:document-statistic meta:table-count="0" meta:image-count="2" meta:object-count="0" meta:page-count="3" meta:paragraph-count="52" meta:word-count="1235" meta:character-count="7981" meta:non-whitespace-character-count="680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